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2" svg:font-family="Arial"/>
    <style:font-face style:name="Noto Sans Devanagari"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office:font-face-decls>
  <office:automatic-styles>
    <style:style style:name="P1" style:family="paragraph" style:parent-style-name="Standard">
      <loext:graphic-properties draw:fill="solid" draw:fill-color="#ffffff"/>
      <style:paragraph-properties fo:background-color="#ffffff"/>
    </style:style>
    <style:style style:name="P2" style:family="paragraph" style:parent-style-name="Standard">
      <loext:graphic-properties draw:fill="solid" draw:fill-color="#ffffff"/>
      <style:paragraph-properties fo:background-color="#ffffff"/>
      <style:text-properties fo:color="#222222" fo:language="smn" fo:country="FI"/>
    </style:style>
    <style:style style:name="P3" style:family="paragraph" style:parent-style-name="Standard" style:list-style-name="WWNum1">
      <loext:graphic-properties draw:fill="solid" draw:fill-color="#ffffff"/>
      <style:paragraph-properties fo:line-height="105%" fo:background-color="#ffffff"/>
    </style:style>
    <style:style style:name="P4" style:family="paragraph" style:parent-style-name="Standard" style:list-style-name="WWNum1">
      <loext:graphic-properties draw:fill="solid" draw:fill-color="#ffffff"/>
      <style:paragraph-properties fo:margin-top="0cm" fo:margin-bottom="0.282cm" loext:contextual-spacing="false" fo:line-height="105%" fo:background-color="#ffffff"/>
    </style:style>
    <style:style style:name="P5" style:family="paragraph" style:parent-style-name="Standard" style:master-page-name="Standard">
      <loext:graphic-properties draw:fill="solid" draw:fill-color="#ffffff"/>
      <style:paragraph-properties style:page-number="1" fo:background-color="#ffffff"/>
    </style:style>
    <style:style style:name="T1" style:family="text">
      <style:text-properties fo:color="#222222" fo:language="smn" fo:country="FI"/>
    </style:style>
    <style:style style:name="T2" style:family="text">
      <style:text-properties fo:color="#222222" style:font-name="Calibri" fo:language="smn" fo:country="FI" style:font-name-asian="Calibri1" style:font-name-complex="Calibri1"/>
    </style:style>
    <style:style style:name="T3" style:family="text">
      <style:text-properties style:font-name="Calibri" fo:language="smn" fo:country="FI" style:font-name-asian="Calibri1"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Povdiittâs kirjeráájun!</text:span></text:p>
      <text:p text:style-name="P2"/>
      <text:p text:style-name="P1"><text:span text:style-name="T1">Kirjerájukorttâ lii juáhážân</text:span></text:p>
      <text:list xml:id="list113996023" text:style-name="WWNum1">
        <text:list-item>
          <text:p text:style-name="P3"><text:span text:style-name="T2">Puoh Suomâ kieldâin lii kirjerááju tâi kirjerájupalvâlusah.</text:span></text:p>
        </text:list-item>
        <text:list-item>
          <text:p text:style-name="P3"><text:span text:style-name="T3">Kirjerájukoortâ finnee juáháš, kiäst lii Suomâst čujottâs.</text:span></text:p>
        </text:list-item>
        <text:list-item>
          <text:p text:style-name="P4"><text:span text:style-name="T3">Párnái kirjerájukorttâ ij määvsi maiden.</text:span></text:p>
        </text:list-item>
      </text:list>
      <text:p text:style-name="P1"><text:span text:style-name="T1">Meid rävisolmooš finnee vuossâmuu kirjerájukoortâ nuuvtá. Tun puávtáh haahâđ kirjerájukoortâ meid umogâžân.</text:span></text:p>
      <text:p text:style-name="P2"/>
      <text:p text:style-name="P1"><text:span text:style-name="T1">Kirjeh puohháid umogáást äijihân</text:span></text:p>
      <text:p text:style-name="P1"><text:span text:style-name="T1">Kirjeráájust láá kirjeh puohahasij várás. Umogái já váhá puárásub párnái várás láá keččâmkirjeh, main láá assaas siijđoh já čielgâ koveh. Láá umogâškukkâseh já kuhâskirjeh, laavlâkirjeh, kovekirjeh já satuh. Maaŋgah kirjeh meid mainâsteh argâpiäiválijn aašijn, nuuvt ko uáđimist, peivikiäjust, tuáhtárân monâmist, jieškuuđjin-uvlágán tobdoin já perruid lohtâšuvvee nubástusâin.</text:span></text:p>
      <text:p text:style-name="P1"><text:span text:style-name="T1">Tiätukiirjij peln vanhimeh pyehtih luoihâttiđ párnáá šoddâmân lohtâšuvvee kiirjijd já uáppáid. Kirjeráájuin láá meid loostah, muusik, jienâkirjeh, e-kirjeh, elleekoveh já speelah sehe párnái já sii vanhimij várás.</text:span></text:p>
      <text:p text:style-name="P2"/>
      <text:p text:style-name="P1"><text:span text:style-name="T1">Kirjerááju iššeed!</text:span></text:p>
      <text:p text:style-name="P1"><text:span text:style-name="T1">Kirjerááju áámmátliih išedeh mielâstis kavnâđ hiäivulii luhâmuš. Tun puávtáh koijâdiđ sist avžuuttâsâid, et magareh kirjeh suápih jieškođe-uv ahasijd párnáid teikkâ lohtâseh monnii tiätu fáádán.</text:span></text:p>
      <text:p text:style-name="P1"><text:span text:style-name="T1"><text:s/></text:span></text:p>
      <text:p text:style-name="P1"><text:span text:style-name="T1">Umogâškukkâseh já mainâstempuudah</text:span></text:p>
      <text:p text:style-name="P1"><text:span text:style-name="T1">Tuu aldakirjeráájust sáttá leđe sierânâs ohjelm umogái já uccpárnái várás. Koijâd jieijâd kirjeráájust, et uárnejeh-uv sij umogâškuhâspuudâid, satupuudâid, timmâellei iijâid tâi eres ohjelm párnái várás. Kirjerááju ohjelmeh láá mávsuttemeh já áávus puohháid. Kirjeráájust ij taarbâš leđe siijvost!</text:span></text:p>
      <text:p text:style-name="P2"/>
      <text:p text:style-name="P1"><text:span text:style-name="T1">Ko luuhâm lii vaigâd</text:span></text:p>
      <text:p text:style-name="P1"><text:span text:style-name="T1">Kirjeráájust puáhtá luoihâttiđ meid čielgâsuomâkielân čallum kiirjijd, moi kielâ já rááhtus láá älkkeebeh ko almoskielâst. Čielgâkiirjijn puáhtá leđe ävkki meid tunjin, kiän suomâkielâ ij lah eenikielâ.</text:span></text:p>
      <text:p text:style-name="P1"><text:span text:style-name="T1">Jis táválij kiirjij luuhâm oro vaigâdin ovdâmerkkân luuhâmvädisvuođâ tâi oppâmvädisvuođâ tiet, te piivde kirjeráájust tubdâlduvâid Celia mávsuttes jienâkirjepalvâlus várás. Celia jienâkirječuágálduvâst lii luhâmuš puohahasij várás. Mušte, et jienâkiirjijd puáhtá luuhâđ meid oovtâst párnáin.</text:span></text:p>
      <text:p text:style-name="P2"/>
      <text:p text:style-name="P1"><text:span text:style-name="T1">Sämikielâlâš kirjerááju</text:span></text:p>
      <text:p text:style-name="P1"><text:span text:style-name="T1">Sämikielâlâš kirjerááju (Suomâ sämmilâš sierânâskirjerááju) Ruávinjaargâst lii puohháid áávus. Čuágáldâh lii ohtâ Tave-enâmij vijđásumosijn. Tot ana sistees kirjálâšvuođâ, muusik, elleekuuvijd já äigipajeloostâid. Väldiuási amnâstuvâst lii tavesämikielân, anarâškielân já nuorttâlâškielân. Čuágáldâhân kuleh ton lasseen lostâčuápus-, kárttá-, poster- já härvinâškirječuágálduvah. Sämičuágálduvah láá meid sämikuávlu kirjeráájuin. Amnâstâh lii uuccâmnáál Laapi kirjeráájui Finnaast (lapinkirjasto.finna.fi) já luoihâttemnáál amnâstâh toimâttuvvoo Suomâ eres kirjeráájoid.</text:span></text:p>
      <text:p text:style-name="P2"/>
      <text:p text:style-name="P1"><text:soft-page-break/><text:span text:style-name="T1">Tiervâpuáttim uápásmuđ jieijâd aldakirjeráájun!</text:span></text:p>
      <text:p text:style-name="P1"><text:span text:style-name="T1">Áávusorroomääigih já ohtâvuotâtiäđuh láá tuu päikkikieldâ viermisiijđoi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2" svg:font-family="Arial"/>
    <style:font-face style:name="Noto Sans Devanagari"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i" fo:country="none" style:letter-kerning="false" style:font-name-asian="Arial1" style:font-size-asian="11pt" style:language-asian="fi" style:country-asian="FI"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fi" fo:country="none" style:letter-kerning="false" style:font-name-asian="Arial1" style:font-size-asian="11pt" style:language-asian="fi" style:country-asian="FI" style:font-name-complex="Arial1"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706cm" fo:margin-bottom="0.212cm"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loext: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423cm" fo:margin-bottom="0.141cm" loext:contextual-spacing="fals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cm" fo:margin-bottom="0.106cm" loext: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cm" fo:margin-bottom="0.564cm" loext:contextual-spacing="false" fo:keep-together="always" fo:keep-with-next="always"/>
      <style:text-properties fo:color="#666666" fo:font-size="15pt" style:font-size-asian="15pt" style:font-size-complex="15pt"/>
    </style:style>
    <style:style style:name="Default_20_Paragraph_20_Font" style:display-name="Default Paragraph Font" style:family="text"/>
    <style:style style:name="ListLabel_20_1" style:display-name="ListLabel 1" style:family="text">
      <style:text-properties fo:color="#222222" fo:font-size="11pt" style:text-underline-style="none"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äntylä Tiina Rovaniemi</meta:initial-creator>
    <dc:creator>Petter Morottaja</dc:creator>
    <meta:editing-cycles>5</meta:editing-cycles>
    <meta:creation-date>2020-12-10T14:19:00</meta:creation-date>
    <dc:date>2020-12-12T11:51:00</dc:date>
    <meta:editing-duration>PT39M</meta:editing-duration>
    <meta:generator>LibreOffice/6.4.6.2$Linux_X86_64 LibreOffice_project/40$Build-2</meta:generator>
    <meta:document-statistic meta:table-count="0" meta:image-count="0" meta:object-count="0" meta:page-count="2" meta:paragraph-count="21" meta:word-count="315" meta:character-count="2709" meta:non-whitespace-character-count="2416"/>
    <meta:user-defined meta:name="AppVersion">16.0000</meta:user-defined>
    <meta:user-defined meta:name="Company">Rovaniemen kaupunki</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